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cm" draw:fill-color="#000000" draw:textarea-horizontal-align="justify" draw:textarea-vertical-align="middle" draw:auto-grow-height="false" style:protect="size"/>
    </style:style>
    <style:style style:name="gr3" style:family="graphic" style:parent-style-name="standard">
      <style:graphic-properties svg:stroke-width="0cm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width="0cm" svg:stroke-color="#000000" draw:fill="none" draw:fill-color="#ffffff" fo:min-height="0.25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text-properties fo:font-size="6pt" style:font-size-asian="6pt" style:font-size-complex="6pt"/>
    </style:style>
  </office:automatic-styles>
  <office:body>
    <office:drawing>
      <draw:page draw:name="page1" draw:style-name="dp1" draw:master-page-name="Default">
        <draw:line draw:style-name="gr1" draw:text-style-name="P1" draw:layer="layout" svg:x1="1.25cm" svg:y1="1.5cm" svg:x2="1.75cm" svg:y2="1.5cm">
          <text:p/>
        </draw:line>
        <draw:line draw:style-name="gr1" draw:text-style-name="P2" draw:layer="layout" svg:x1="2cm" svg:y1="2cm" svg:x2="1.725cm" svg:y2="2cm">
          <text:p/>
        </draw:line>
        <draw:line draw:style-name="gr1" draw:text-style-name="P2" draw:layer="layout" svg:x1="1.5cm" svg:y1="1.75cm" svg:x2="1.5cm" svg:y2="1.975cm">
          <text:p/>
        </draw:line>
        <draw:line draw:style-name="gr1" draw:text-style-name="P2" draw:layer="layout" svg:x1="2.25cm" svg:y1="3cm" svg:x2="2.75cm" svg:y2="2.775cm">
          <text:p/>
        </draw:line>
        <draw:line draw:style-name="gr1" draw:text-style-name="P2" draw:layer="layout" svg:x1="2.475cm" svg:y1="1.25cm" svg:x2="2.75cm" svg:y2="1.25cm">
          <text:p/>
        </draw:line>
        <draw:line draw:style-name="gr1" draw:text-style-name="P2" draw:layer="layout" svg:x1="2.75cm" svg:y1="1.5cm" svg:x2="2.75cm" svg:y2="1.25cm">
          <text:p/>
        </draw:line>
        <draw:line draw:style-name="gr1" draw:text-style-name="P2" draw:layer="layout" svg:x1="2.75cm" svg:y1="2cm" svg:x2="2.75cm" svg:y2="2.25cm">
          <text:p/>
        </draw:line>
        <draw:line draw:style-name="gr1" draw:text-style-name="P2" draw:layer="layout" svg:x1="2.5cm" svg:y1="2.475cm" svg:x2="2.75cm" svg:y2="2.775cm">
          <text:p/>
        </draw:line>
        <draw:line draw:style-name="gr1" draw:text-style-name="P2" draw:layer="layout" svg:x1="1.275cm" svg:y1="3cm" svg:x2="1.75cm" svg:y2="3cm">
          <text:p/>
        </draw:line>
        <draw:line draw:style-name="gr1" draw:text-style-name="P2" draw:layer="layout" svg:x1="2.225cm" svg:y1="2.7cm" svg:x2="2cm" svg:y2="3cm">
          <text:p/>
        </draw:line>
        <draw:line draw:style-name="gr1" draw:text-style-name="P2" draw:layer="layout" svg:x1="2cm" svg:y1="2.5cm" svg:x2="2.225cm" svg:y2="2.725cm">
          <text:p/>
        </draw:line>
        <draw:line draw:style-name="gr1" draw:text-style-name="P2" draw:layer="layout" svg:x1="1.975cm" svg:y1="2.75cm" svg:x2="1.75cm" svg:y2="3cm">
          <text:p/>
        </draw:line>
        <draw:line draw:style-name="gr1" draw:text-style-name="P2" draw:layer="layout" svg:x1="1.25cm" svg:y1="2.75cm" svg:x2="1.475cm" svg:y2="2.75cm">
          <text:p/>
        </draw:line>
        <draw:line draw:style-name="gr1" draw:text-style-name="P2" draw:layer="layout" svg:x1="2.025cm" svg:y1="2.5cm" svg:x2="1.75cm" svg:y2="2.25cm">
          <text:p/>
        </draw:line>
        <draw:line draw:style-name="gr1" draw:text-style-name="P2" draw:layer="layout" svg:x1="2.5cm" svg:y1="2.5cm" svg:x2="2.25cm" svg:y2="3cm">
          <text:p/>
        </draw:line>
        <draw:line draw:style-name="gr1" draw:text-style-name="P2" draw:layer="layout" svg:x1="1.475cm" svg:y1="2.75cm" svg:x2="1.25cm" svg:y2="2.275cm">
          <text:p/>
        </draw:line>
        <draw:line draw:style-name="gr1" draw:text-style-name="P2" draw:layer="layout" svg:x1="2.5cm" svg:y1="2.25cm" svg:x2="2.75cm" svg:y2="2.25cm">
          <text:p/>
        </draw:line>
        <draw:line draw:style-name="gr1" draw:text-style-name="P2" draw:layer="layout" svg:x1="2.25cm" svg:y1="2.475cm" svg:x2="2cm" svg:y2="2.275cm">
          <text:p/>
        </draw:line>
        <draw:line draw:style-name="gr1" draw:text-style-name="P2" draw:layer="layout" svg:x1="2.5cm" svg:y1="1.975cm" svg:x2="2.5cm" svg:y2="2.275cm">
          <text:p/>
        </draw:line>
        <draw:line draw:style-name="gr1" draw:text-style-name="P2" draw:layer="layout" svg:x1="2cm" svg:y1="1.75cm" svg:x2="2cm" svg:y2="1.5cm">
          <text:p/>
        </draw:line>
        <draw:line draw:style-name="gr1" draw:text-style-name="P2" draw:layer="layout" svg:x1="1.75cm" svg:y1="1.5cm" svg:x2="1.75cm" svg:y2="2.025cm">
          <text:p/>
        </draw:line>
        <draw:line draw:style-name="gr1" draw:text-style-name="P2" draw:layer="layout" svg:x1="2.25cm" svg:y1="1.5cm" svg:x2="2.25cm" svg:y2="1.975cm">
          <text:p/>
        </draw:line>
        <draw:line draw:style-name="gr1" draw:text-style-name="P2" draw:layer="layout" svg:x1="2cm" svg:y1="1.975cm" svg:x2="2.525cm" svg:y2="2.525cm">
          <text:p/>
        </draw:line>
        <draw:line draw:style-name="gr1" draw:text-style-name="P2" draw:layer="layout" svg:x1="1.25cm" svg:y1="2cm" svg:x2="1.525cm" svg:y2="2cm">
          <text:p/>
        </draw:line>
        <draw:line draw:style-name="gr1" draw:text-style-name="P2" draw:layer="layout" svg:x1="1.225cm" svg:y1="1.25cm" svg:x2="2.5cm" svg:y2="1.25cm">
          <text:p/>
        </draw:line>
        <draw:line draw:style-name="gr1" draw:text-style-name="P2" draw:layer="layout" svg:x1="2.5cm" svg:y1="1.75cm" svg:x2="2.25cm" svg:y2="1.5cm">
          <text:p/>
        </draw:line>
        <draw:line draw:style-name="gr1" draw:text-style-name="P2" draw:layer="layout" svg:x1="2.5cm" svg:y1="2cm" svg:x2="2.775cm" svg:y2="2cm">
          <text:p/>
        </draw:line>
        <draw:line draw:style-name="gr1" draw:text-style-name="P2" draw:layer="layout" svg:x1="2.475cm" svg:y1="1.25cm" svg:x2="2.75cm" svg:y2="1.475cm">
          <text:p/>
        </draw:line>
        <draw:g>
          <draw:g>
            <draw:custom-shape draw:style-name="gr2" draw:text-style-name="P1" draw:layer="layout" svg:width="0.1cm" svg:height="0.1cm" svg:x="1.7cm" svg:y="1.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5cm" svg:height="0.05cm" svg:x="1.725cm" svg:y="1.4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1" draw:layer="layout" svg:width="0.1cm" svg:height="0.1cm" svg:x="1.95cm" svg:y="1.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5cm" svg:height="0.05cm" svg:x="1.975cm" svg:y="1.4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1" draw:layer="layout" svg:width="0.1cm" svg:height="0.1cm" svg:x="2.2cm" svg:y="1.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5cm" svg:height="0.05cm" svg:x="2.225cm" svg:y="1.4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4" draw:text-style-name="P3" draw:layer="layout" svg:width="0.225cm" svg:height="1.195cm" svg:x="1.35cm" svg:y="1.825cm">
          <draw:text-box>
            <text:p/>
          </draw:text-box>
        </draw:frame>
        <draw:g>
          <draw:g>
            <draw:custom-shape draw:style-name="gr2" draw:text-style-name="P1" draw:layer="layout" svg:width="0.1cm" svg:height="0.1cm" svg:x="1.96cm" svg:y="1.9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5cm" svg:height="0.05cm" svg:x="1.985cm" svg:y="1.9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1" draw:layer="layout" svg:width="0.1cm" svg:height="0.1cm" svg:x="2.21cm" svg:y="1.9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5cm" svg:height="0.05cm" svg:x="2.235cm" svg:y="1.9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1" draw:layer="layout" svg:width="0.1cm" svg:height="0.1cm" svg:x="2.46cm" svg:y="1.9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5cm" svg:height="0.05cm" svg:x="2.485cm" svg:y="1.9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2" draw:text-style-name="P1" draw:layer="layout" svg:width="0.1cm" svg:height="0.1cm" svg:x="1.95cm" svg:y="2.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5cm" svg:height="0.05cm" svg:x="1.975cm" svg:y="2.4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1" draw:layer="layout" svg:width="0.1cm" svg:height="0.1cm" svg:x="2.2cm" svg:y="2.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5cm" svg:height="0.05cm" svg:x="2.225cm" svg:y="2.4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1" draw:layer="layout" svg:width="0.1cm" svg:height="0.1cm" svg:x="2.45cm" svg:y="2.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5cm" svg:height="0.05cm" svg:x="2.475cm" svg:y="2.4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2" draw:text-style-name="P1" draw:layer="layout" svg:width="0.1cm" svg:height="0.1cm" svg:x="1.7cm" svg:y="2.9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5cm" svg:height="0.05cm" svg:x="1.725cm" svg:y="2.9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1" draw:layer="layout" svg:width="0.1cm" svg:height="0.1cm" svg:x="1.95cm" svg:y="2.9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5cm" svg:height="0.05cm" svg:x="1.975cm" svg:y="2.9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1" draw:layer="layout" svg:width="0.1cm" svg:height="0.1cm" svg:x="2.2cm" svg:y="2.9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5cm" svg:height="0.05cm" svg:x="2.225cm" svg:y="2.9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2" draw:text-style-name="P1" draw:layer="layout" svg:width="0.1cm" svg:height="0.1cm" svg:x="1.201cm" svg:y="1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5cm" svg:height="0.05cm" svg:x="1.226cm" svg:y="1.2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0.1cm" svg:height="0.1cm" svg:x="1.2cm" svg:y="1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5cm" svg:height="0.05cm" svg:x="1.225cm" svg:y="1.9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2" draw:text-style-name="P1" draw:layer="layout" svg:width="0.1cm" svg:height="0.1cm" draw:transform="rotate (-1.54688531604257) translate (2.536cm 1.19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5cm" svg:height="0.05cm" draw:transform="rotate (-1.54688531604257) translate (2.511cm 1.2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1" draw:layer="layout" svg:width="0.1cm" svg:height="0.1cm" draw:transform="rotate (-1.54688531604257) translate (2.548cm 1.69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5cm" svg:height="0.05cm" draw:transform="rotate (-1.54688531604257) translate (2.523cm 1.7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2" draw:text-style-name="P1" draw:layer="layout" svg:width="0.1cm" svg:height="0.1cm" draw:transform="rotate (-1.54688531604257) translate (2.795cm 1.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5cm" svg:height="0.05cm" draw:transform="rotate (-1.54688531604257) translate (2.77cm 1.4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1" draw:layer="layout" svg:width="0.1cm" svg:height="0.1cm" draw:transform="rotate (-1.54688531604257) translate (2.807cm 1.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5cm" svg:height="0.05cm" draw:transform="rotate (-1.54688531604257) translate (2.782cm 1.9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2" draw:text-style-name="P1" draw:layer="layout" svg:width="0.1cm" svg:height="0.1cm" draw:transform="rotate (-0.0102974425867661) translate (1.95cm 2.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5cm" svg:height="0.05cm" draw:transform="rotate (-0.0102974425867661) translate (1.975cm 2.2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1" draw:layer="layout" svg:width="0.1cm" svg:height="0.1cm" draw:transform="rotate (-0.0102974425867661) translate (2.45cm 2.20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5cm" svg:height="0.05cm" draw:transform="rotate (-0.0102974425867661) translate (2.475cm 2.2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2" draw:text-style-name="P1" draw:layer="layout" svg:width="0.1cm" svg:height="0.1cm" draw:transform="rotate (-0.0102974425867661) translate (1.431cm 2.6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5cm" svg:height="0.05cm" draw:transform="rotate (-0.0102974425867661) translate (1.456cm 2.7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1" draw:layer="layout" svg:width="0.1cm" svg:height="0.1cm" draw:transform="rotate (-0.0102974425867661) translate (1.931cm 2.6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5cm" svg:height="0.05cm" draw:transform="rotate (-0.0102974425867661) translate (1.956cm 2.71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2" draw:text-style-name="P1" draw:layer="layout" svg:width="0.1cm" svg:height="0.1cm" draw:transform="rotate (-0.0102974425867661) translate (1.201cm 2.1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5cm" svg:height="0.05cm" draw:transform="rotate (-0.0102974425867661) translate (1.226cm 2.21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1" draw:layer="layout" svg:width="0.1cm" svg:height="0.1cm" draw:transform="rotate (-0.0102974425867661) translate (1.701cm 2.1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5cm" svg:height="0.05cm" draw:transform="rotate (-0.0102974425867661) translate (1.726cm 2.2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2" draw:text-style-name="P1" draw:layer="layout" svg:width="0.1cm" svg:height="0.1cm" svg:x="1.2cm" svg:y="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5cm" svg:height="0.05cm" svg:x="1.225cm" svg:y="2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0.1cm" svg:height="0.1cm" svg:x="1.208cm" svg:y="2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5cm" svg:height="0.05cm" svg:x="1.233cm" svg:y="2.9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0.1cm" svg:height="0.1cm" svg:x="2.7cm" svg:y="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5cm" svg:height="0.05cm" svg:x="2.725cm" svg:y="2.2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0.1cm" svg:height="0.1cm" svg:x="2.7cm" svg:y="2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5cm" svg:height="0.05cm" svg:x="2.725cm" svg:y="2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0.1cm" svg:height="0.1cm" svg:x="2.705cm" svg:y="1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5cm" svg:height="0.05cm" svg:x="2.73cm" svg:y="1.2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0.1cm" svg:height="0.1cm" svg:x="1.95cm" svg:y="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5cm" svg:height="0.05cm" svg:x="1.975cm" svg:y="1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0.1cm" svg:height="0.1cm" svg:x="1.45cm" svg:y="1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5cm" svg:height="0.05cm" svg:x="1.475cm" svg:y="1.9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0.1cm" svg:height="0.1cm" svg:x="1.45cm" svg:y="1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5cm" svg:height="0.05cm" svg:x="1.475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0.1cm" svg:height="0.1cm" svg:x="1.45cm" svg:y="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5cm" svg:height="0.05cm" svg:x="1.475cm" svg:y="1.2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0.13cm" svg:height="0.13cm" svg:x="1.176cm" svg:y="1.1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04cm" svg:height="0.04cm" svg:x="1.221cm" svg:y="1.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0.13cm" svg:height="0.13cm" svg:x="1.445cm" svg:y="1.1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04cm" svg:height="0.04cm" svg:x="1.49cm" svg:y="1.2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0.13cm" svg:height="0.13cm" svg:x="2.425cm" svg:y="1.1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04cm" svg:height="0.04cm" svg:x="2.47cm" svg:y="1.2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0.13cm" svg:height="0.13cm" svg:x="2.695cm" svg:y="1.1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04cm" svg:height="0.04cm" svg:x="2.74cm" svg:y="1.2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0.13cm" svg:height="0.13cm" svg:x="2.696cm" svg:y="1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04cm" svg:height="0.04cm" svg:x="2.741cm" svg:y="1.4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0.13cm" svg:height="0.13cm" svg:x="2.195cm" svg:y="1.4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04cm" svg:height="0.04cm" svg:x="2.24cm" svg:y="1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0.13cm" svg:height="0.13cm" svg:x="1.941cm" svg:y="1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04cm" svg:height="0.04cm" svg:x="1.986cm" svg:y="1.4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0.13cm" svg:height="0.13cm" svg:x="2.697cm" svg:y="1.4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04cm" svg:height="0.04cm" svg:x="2.742cm" svg:y="1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0.13cm" svg:height="0.13cm" svg:x="1.675cm" svg:y="1.4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04cm" svg:height="0.04cm" svg:x="1.72cm" svg:y="1.4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0.13cm" svg:height="0.13cm" svg:x="1.942cm" svg:y="1.6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04cm" svg:height="0.04cm" svg:x="1.987cm" svg:y="1.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0.13cm" svg:height="0.13cm" svg:x="1.445cm" svg:y="1.6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04cm" svg:height="0.04cm" svg:x="1.49cm" svg:y="1.7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0.13cm" svg:height="0.13cm" svg:x="2.445cm" svg:y="1.6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04cm" svg:height="0.04cm" svg:x="2.49cm" svg:y="1.7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0.13cm" svg:height="0.13cm" svg:x="2.446cm" svg:y="1.9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04cm" svg:height="0.04cm" svg:x="2.491cm" svg:y="1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0.13cm" svg:height="0.13cm" svg:x="2.695cm" svg:y="1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04cm" svg:height="0.04cm" svg:x="2.74cm" svg:y="1.9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0.13cm" svg:height="0.13cm" svg:x="2.18cm" svg:y="1.9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04cm" svg:height="0.04cm" svg:x="2.225cm" svg:y="1.9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0.13cm" svg:height="0.13cm" svg:x="1.945cm" svg:y="1.9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04cm" svg:height="0.04cm" svg:x="1.99cm" svg:y="1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0.13cm" svg:height="0.13cm" svg:x="1.445cm" svg:y="1.9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04cm" svg:height="0.04cm" svg:x="1.49cm" svg:y="1.9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0.13cm" svg:height="0.13cm" svg:x="1.175cm" svg:y="1.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04cm" svg:height="0.04cm" svg:x="1.22cm" svg:y="1.9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0.13cm" svg:height="0.13cm" svg:x="1.176cm" svg:y="2.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04cm" svg:height="0.04cm" svg:x="1.221cm" svg:y="2.2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0.13cm" svg:height="0.13cm" svg:x="1.177cm" svg:y="2.6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04cm" svg:height="0.04cm" svg:x="1.222cm" svg:y="2.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0.13cm" svg:height="0.13cm" svg:x="1.178cm" svg:y="2.9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04cm" svg:height="0.04cm" svg:x="1.223cm" svg:y="2.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0.13cm" svg:height="0.13cm" svg:x="1.675cm" svg:y="2.1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04cm" svg:height="0.04cm" svg:x="1.72cm" svg:y="2.2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0.13cm" svg:height="0.13cm" svg:x="1.925cm" svg:y="2.1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04cm" svg:height="0.04cm" svg:x="1.97cm" svg:y="2.2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0.13cm" svg:height="0.13cm" svg:x="2.445cm" svg:y="2.1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04cm" svg:height="0.04cm" svg:x="2.49cm" svg:y="2.2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0.13cm" svg:height="0.13cm" svg:x="2.695cm" svg:y="2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04cm" svg:height="0.04cm" svg:x="2.74cm" svg:y="2.2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0.13cm" svg:height="0.13cm" svg:x="1.425cm" svg:y="2.6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04cm" svg:height="0.04cm" svg:x="1.47cm" svg:y="2.7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0.13cm" svg:height="0.13cm" svg:x="1.92cm" svg:y="2.6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04cm" svg:height="0.04cm" svg:x="1.965cm" svg:y="2.7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0.13cm" svg:height="0.13cm" svg:x="2.675cm" svg:y="2.6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04cm" svg:height="0.04cm" svg:x="2.72cm" svg:y="2.7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0.13cm" svg:height="0.13cm" svg:x="1.921cm" svg:y="2.4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04cm" svg:height="0.04cm" svg:x="1.966cm" svg:y="2.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0.13cm" svg:height="0.13cm" svg:x="2.175cm" svg:y="2.4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04cm" svg:height="0.04cm" svg:x="2.22cm" svg:y="2.4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0.13cm" svg:height="0.13cm" svg:x="2.425cm" svg:y="2.4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04cm" svg:height="0.04cm" svg:x="2.47cm" svg:y="2.4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0.13cm" svg:height="0.13cm" svg:x="1.675cm" svg:y="2.9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04cm" svg:height="0.04cm" svg:x="1.72cm" svg:y="2.9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0.13cm" svg:height="0.13cm" svg:x="1.925cm" svg:y="2.9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04cm" svg:height="0.04cm" svg:x="1.97cm" svg:y="2.9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0.13cm" svg:height="0.13cm" svg:x="2.195cm" svg:y="2.9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04cm" svg:height="0.04cm" svg:x="2.24cm" svg:y="2.9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0.13cm" svg:height="0.13cm" svg:x="1.182cm" svg:y="1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04cm" svg:height="0.04cm" svg:x="1.227cm" svg:y="1.4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0T23:59:32.995107039</meta:creation-date>
    <dc:date>2016-04-11T18:03:38.744110102</dc:date>
    <meta:editing-duration>PT2M33S</meta:editing-duration>
    <meta:editing-cycles>4</meta:editing-cycles>
    <meta:generator>LibreOffice/4.2.8.2$Linux_X86_64 LibreOffice_project/420m0$Build-2</meta:generator>
    <meta:print-date>2016-04-11T12:31:35.726000000</meta:print-date>
    <meta:document-statistic meta:object-count="242"/>
  </office:meta>
</office:document-meta>
</file>